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6b6" officeooo:paragraph-rsid="000756b6"/>
    </style:style>
    <style:style style:name="P2" style:family="paragraph" style:parent-style-name="Standard">
      <style:text-properties officeooo:rsid="000756b6" officeooo:paragraph-rsid="0007983d"/>
    </style:style>
    <style:style style:name="P3" style:family="paragraph" style:parent-style-name="Standard">
      <style:text-properties officeooo:rsid="000756b6" officeooo:paragraph-rsid="001a5288"/>
    </style:style>
    <style:style style:name="P4" style:family="paragraph" style:parent-style-name="Standard">
      <style:text-properties officeooo:rsid="0007983d" officeooo:paragraph-rsid="0007983d"/>
    </style:style>
    <style:style style:name="P5" style:family="paragraph" style:parent-style-name="Standard">
      <style:text-properties officeooo:rsid="0007983d" officeooo:paragraph-rsid="00124d4a"/>
    </style:style>
    <style:style style:name="P6" style:family="paragraph" style:parent-style-name="Standard">
      <style:text-properties officeooo:rsid="0007983d" officeooo:paragraph-rsid="00191c88"/>
    </style:style>
    <style:style style:name="P7" style:family="paragraph" style:parent-style-name="Standard">
      <style:text-properties officeooo:rsid="000f6ad7" officeooo:paragraph-rsid="000f6ad7"/>
    </style:style>
    <style:style style:name="P8" style:family="paragraph" style:parent-style-name="Standard">
      <style:text-properties officeooo:rsid="0013543e" officeooo:paragraph-rsid="0007983d"/>
    </style:style>
    <style:style style:name="P9" style:family="paragraph" style:parent-style-name="Standard">
      <style:text-properties officeooo:rsid="0013543e" officeooo:paragraph-rsid="0013543e"/>
    </style:style>
    <style:style style:name="P10" style:family="paragraph" style:parent-style-name="Standard">
      <style:text-properties officeooo:rsid="00151095" officeooo:paragraph-rsid="00151095"/>
    </style:style>
    <style:style style:name="P11" style:family="paragraph" style:parent-style-name="Standard">
      <style:text-properties officeooo:rsid="00161df7" officeooo:paragraph-rsid="00161df7"/>
    </style:style>
    <style:style style:name="P12" style:family="paragraph" style:parent-style-name="Standard">
      <style:text-properties officeooo:rsid="00175b08" officeooo:paragraph-rsid="00175b08"/>
    </style:style>
    <style:style style:name="P13" style:family="paragraph" style:parent-style-name="Standard">
      <style:text-properties officeooo:rsid="00191c88" officeooo:paragraph-rsid="00191c88"/>
    </style:style>
    <style:style style:name="P14" style:family="paragraph" style:parent-style-name="Standard">
      <style:text-properties officeooo:rsid="001a5288" officeooo:paragraph-rsid="001a5288"/>
    </style:style>
    <style:style style:name="P15" style:family="paragraph" style:parent-style-name="Standard">
      <style:text-properties officeooo:rsid="001a5288" officeooo:paragraph-rsid="001a5288"/>
    </style:style>
    <style:style style:name="T1" style:family="text">
      <style:text-properties officeooo:rsid="0007983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7904" style:font-style-asian="italic" style:font-style-complex="italic"/>
    </style:style>
    <style:style style:name="T4" style:family="text">
      <style:text-properties fo:font-style="italic" officeooo:rsid="00191c88" style:font-style-asian="italic" style:font-style-complex="italic"/>
    </style:style>
    <style:style style:name="T5" style:family="text">
      <style:text-properties officeooo:rsid="00092dbf"/>
    </style:style>
    <style:style style:name="T6" style:family="text">
      <style:text-properties officeooo:rsid="000ae404"/>
    </style:style>
    <style:style style:name="T7" style:family="text">
      <style:text-properties officeooo:rsid="000d99bc"/>
    </style:style>
    <style:style style:name="T8" style:family="text">
      <style:text-properties officeooo:rsid="000f6ad7"/>
    </style:style>
    <style:style style:name="T9" style:family="text">
      <style:text-properties officeooo:rsid="00106bd1"/>
    </style:style>
    <style:style style:name="T10" style:family="text">
      <style:text-properties officeooo:rsid="00127904"/>
    </style:style>
    <style:style style:name="T11" style:family="text">
      <style:text-properties officeooo:rsid="00132fd6"/>
    </style:style>
    <style:style style:name="T12" style:family="text">
      <style:text-properties officeooo:rsid="0014dc73"/>
    </style:style>
    <style:style style:name="T13" style:family="text">
      <style:text-properties officeooo:rsid="00151095"/>
    </style:style>
    <style:style style:name="T14" style:family="text">
      <style:text-properties officeooo:rsid="00191c88"/>
    </style:style>
    <style:style style:name="T15" style:family="text">
      <style:text-properties officeooo:rsid="001a5288"/>
    </style:style>
    <style:style style:name="T16" style:family="text">
      <style:text-properties officeooo:rsid="001b05b3"/>
    </style:style>
    <style:style style:name="T17" style:family="text">
      <style:text-properties officeooo:rsid="001cc9d1"/>
    </style:style>
    <style:style style:name="T18" style:family="text">
      <style:text-properties officeooo:rsid="001d62e3"/>
    </style:style>
    <style:style style:name="T19" style:family="text">
      <style:text-properties officeooo:rsid="001f5d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amage model</text:p>
      <text:p text:style-name="P1"/>
      <text:p text:style-name="P3">For a long time I see players complaining about the (un)balancing <text:span text:style-name="T5">of vocations </text:span>and the enormous advantage that Paladins has, manly due to the use of Diamond Arrows <text:span text:style-name="T16">after level 150</text:span>. Basically, the main argument is <text:span text:style-name="T16">that </text:span>Paladins can hit <text:span text:style-name="T1">in a certain area</text:span> 2 times in a same turn. <text:span text:style-name="T16">This ends in Paladins doing</text:span><text:span text:style-name="T6"> massive amount of da</text:span><text:span text:style-name="T16">mage</text:span><text:span text:style-name="T6"> compared to </text:span><text:span text:style-name="T1">other vocations </text:span><text:span text:style-name="T16">which</text:span><text:span text:style-name="T6"> </text:span>c<text:span text:style-name="T16">an only</text:span> <text:span text:style-name="T1">hit in area only a single time in each turn</text:span>. Well, I just got curious to see how this “<text:span text:style-name="T1">grows</text:span>” <text:span text:style-name="T1">with the characters levelling </text:span>and the real impact of Diamond Arrows when leveling. I construct a simple <text:span text:style-name="T1">computer</text:span> <text:span text:style-name="T1">programm</text:span> which I like to share here and get some critics/recommendations about the modelling. <text:span text:style-name="T15">The code will be available in Github &lt;&gt; so you can download and play with the model as I did.</text:span></text:p>
      <text:p text:style-name="P3"/>
      <text:p text:style-name="P3">To the <text:span text:style-name="T7">(simplistic) </text:span>model:</text:p>
      <text:p text:style-name="P1"/>
      <text:p text:style-name="P2">I am modelling how much damage does a single character of each of the five classes <text:span text:style-name="T8">can do </text:span>in a single turn<text:span text:style-name="T1">. </text:span><text:span text:style-name="T8">I am doing this as the characters levels grows.</text:span> The damage <text:span text:style-name="T1">modelled here </text:span>is composed of 2 part<text:span text:style-name="T8">s</text:span>: Basic attack<text:span text:style-name="T8">s</text:span> and Area attack<text:span text:style-name="T8">s</text:span>. </text:p>
      <text:p text:style-name="P4">The Basic attack changes as the character get higher levels, as follows:</text:p>
      <text:p text:style-name="P4">From level 1 to level 500, each 5 levels adds 1 of the Base damage, </text:p>
      <text:p text:style-name="P4">From level 150 to 500 each 6 levels add 1 of the Base damage,</text:p>
      <text:p text:style-name="P5">From level 501 to 1100 each 7 levels add 1 to the Base damage… </text:p>
      <text:p text:style-name="P5">and so on.</text:p>
      <text:p text:style-name="P7">All the characters beggins the same, with 1 of Base damage attack.</text:p>
      <text:p text:style-name="P4"/>
      <text:p text:style-name="P4">The Area attack depends on how many monsters do you get in your area attack. Sometimes when you trowh a GFB <text:span text:style-name="T8">or a diamond arrow</text:span>, you get 10 monsters, sometimes you get 1 monster or sometimes you are lucky and all the square meters (sq<text:span text:style-name="T8">m</text:span>’s) of your GFBs <text:span text:style-name="T8">or arrow</text:span> hit a monster. <text:span text:style-name="T8">Nice. Area attacks depends on luck. </text:span>For that, the Area damage is the Base Damage multiplied by the quantity of monsters that you hit when you trow a rune, send an diamond arrow, cast <text:span text:style-name="T2">exori</text:span>, etc, etc. <text:span text:style-name="T8">The quantity of how much monsters the characters hit in an single Area attack is sampled from a truncated normal distribution where the minimum value that hit is 1 and the maximum is the size, in sqm’s, that the Area attack hit.</text:span></text:p>
      <text:p text:style-name="P4"/>
      <text:p text:style-name="P6">Let’s get a practical example. Whe have our knight named Knight, <text:span text:style-name="T17">very creative</text:span>. Knight can attack one base attack and one <text:span text:style-name="T2">exori gran</text:span> in a single turn. <text:span text:style-name="T9">So in </text:span><text:span text:style-name="T14">the level 1 turn</text:span><text:span text:style-name="T9">, Knight could hit one Basic attack which the damage depends on the Knight’s level </text:span><text:span text:style-name="T14">plus </text:span><text:span text:style-name="T9">the Area attack which is </text:span><text:span text:style-name="T10">an </text:span><text:span text:style-name="T3">exori gran</text:span><text:span text:style-name="T10"> </text:span><text:span text:style-name="T14">which has</text:span><text:span text:style-name="T10"> 9 sqm’s. </text:span><text:span text:style-name="T14">T</text:span><text:span text:style-name="T10">he quantity of monsters that </text:span><text:span text:style-name="T11">Knight can </text:span><text:span text:style-name="T14">hit in the </text:span><text:span text:style-name="T4">exori gran</text:span><text:span text:style-name="T11"> is a sample</text:span><text:span text:style-name="T14">d number</text:span><text:span text:style-name="T11"> from 1 to 9 </text:span><text:span text:style-name="T17">sqm’s</text:span><text:span text:style-name="T11"> f</text:span><text:span text:style-name="T14">rom a truncated normal distribution. Suppose that Knight is a lucky guy and in this level 1 turn, he hits 7 monsters with his exori gran. </text:span></text:p>
      <text:p text:style-name="P6"><text:span text:style-name="T14">So the final damage</text:span><text:span text:style-name="T11"> </text:span><text:span text:style-name="T14">of our Knight in the level 1 will be Base attack + Area attack =&gt; 1 + (1 * 7) = <text:s/>9. </text:span><text:span text:style-name="T17">That’s the basic intuition of our model.</text:span><text:span text:style-name="T14"> </text:span></text:p>
      <text:p text:style-name="P8"/>
      <text:p text:style-name="P14">I let the model run for 6000 timesteps which represents the damage of our characters in the level <text:span text:style-name="T18">1 to level </text:span>6000.</text:p>
      <text:p text:style-name="P8"/>
      <text:p text:style-name="P9">Of course there a lot of simplifications of our model, but is a starting point so we can unravel how character damage changes over time <text:span text:style-name="T12">in scenarios of different attacks and levels. Some simplifications are </text:span><text:span text:style-name="T19">made</text:span><text:span text:style-name="T12">:<text:line-break/></text:span><text:span text:style-name="T13">The Basic attacks always hits</text:span></text:p>
      <text:p text:style-name="P10"><text:span text:style-name="T19">Regardless the level, a</text:span>ll the characters can use all the runes and spells <text:span text:style-name="T19">from their own vocation</text:span> </text:p>
      <text:p text:style-name="P10"><text:soft-page-break/>Paladins can only use Diamond Arrows from level 150</text:p>
      <text:p text:style-name="P11">The damage of an Area attack is just the sum of Basic attacks in several sqm’s</text:p>
      <text:p text:style-name="P13">The characters do not waste any turn healing or doing other stuff, just attacking</text:p>
      <text:p text:style-name="P14">There are no itens or spells that increase damage, only increase the sqm’s which the Basic attack hi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Camacho</meta:initial-creator>
    <meta:creation-date>2025-07-06T18:50:34.455656827</meta:creation-date>
    <dc:date>2025-07-13T11:16:37.278460994</dc:date>
    <dc:creator>Lucas Camacho</dc:creator>
    <meta:editing-duration>PT41M7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668" meta:character-count="3555" meta:non-whitespace-character-count="2900"/>
  </office:meta>
</office:document-meta>
</file>